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,, das ist Quatsch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Lieber Klaus, willst Du ...</text:p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Deutsche Beispiel-Fehler für LanguageTool</dc:title>
    <meta:creation-date>2005-12-04T15:04:24</meta:creation-date>
    <dc:date>2005-12-19T20:10:05</dc:date>
    <dc:language>de-DE</dc:language>
    <meta:editing-cycles>19</meta:editing-cycles>
    <meta:editing-duration>PT2H58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250" meta:character-count="1511"/>
  </office:meta>
</office:document-meta>
</file>